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 Forgetica" svg:font-family="'Sans Forgetica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39cm" fo:min-width="7.10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682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start"/>
    </style:style>
    <style:style style:name="P1" style:family="paragraph">
      <loext:graphic-properties draw:fill-color="#ffffff"/>
    </style:style>
    <style:style style:name="P2" style:family="paragraph">
      <style:text-properties style:font-name="Sans Forgetica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Sans Forgetica" fo:font-size="14pt" style:font-size-asian="18pt" style:font-size-complex="18pt"/>
    </style:style>
    <style:style style:name="T1" style:family="text">
      <style:text-properties style:font-name="Sans Forgetica"/>
    </style:style>
    <style:style style:name="T2" style:family="text">
      <style:text-properties style:font-name="Sans Forgetic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apidMiner Introduc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ndrew Chishol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drew Chisholm</text:p>
              </text:list-item>
              <text:list-item>
                <text:p>Data Scientist and Product Manager</text:p>
              </text:list-item>
              <text:list-item>
                <text:p>Recent Master’s in Data Science</text:p>
              </text:list-item>
              <text:list-item>
                <text:p>Telecoms industry</text:p>
              </text:list-item>
              <text:list-item>
                <text:p>Certified RapidMiner Master – number 007</text:p>
              </text:list-item>
              <text:list-item>
                <text:p>Lots of R and occasionally Python</text:p>
              </text:list-item>
              <text:list-item>
                <text:p>Author and book editor</text:p>
              </text:list-item>
              <text:list-item>
                <text:p>Winner of a data mining competi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lation</text:p>
              </text:list-item>
              <text:list-item>
                <text:p>GUI overview</text:p>
              </text:list-item>
              <text:list-item>
                <text:p>Terminology</text:p>
              </text:list-item>
              <text:list-item>
                <text:p>Making a process</text:p>
              </text:list-item>
              <text:list-item>
                <text:p>Running a process</text:p>
              </text:list-item>
              <text:list-item>
                <text:p>Other th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pidMiner Studio</text:p>
                <text:list>
                  <text:list-item>
                    <text:p>Download from RapidMiner.com</text:p>
                  </text:list-item>
                  <text:list-item>
                    <text:p>Installs on Windows, Mac and Linux</text:p>
                  </text:list-item>
                </text:list>
              </text:list-item>
              <text:list-item>
                <text:p>Java version 8 required</text:p>
              </text:list-item>
              <text:list-item>
                <text:p>Community version is limited to 10,000 rows</text:p>
              </text:list-item>
              <text:list-item>
                <text:p>Other products also available – we won’t look at these today</text:p>
                <text:list>
                  <text:list-item>
                    <text:p>RapidMiner Server</text:p>
                  </text:list-item>
                  <text:list-item>
                    <text:p>Radoop – Hadoop for RapidM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GUI Overview</text:p>
          </draw:text-box>
        </draw:frame>
        <draw:frame draw:style-name="standard" draw:layer="layout" svg:width="21.148cm" svg:height="11.681cm" svg:x="3.411cm" svg:y="2.8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3">Process</text:p>
              </table:table-cell>
              <table:table-cell>
                <text:p text:style-name="P3">Operators</text:p>
              </table:table-cell>
              <table:table-cell>
                <text:p text:style-name="P3">Parameters</text:p>
              </table:table-cell>
            </table:table-row>
            <table:table-row table:style-name="ro2" table:default-cell-style-name="ce1">
              <table:table-cell>
                <text:p text:style-name="P3">Repository</text:p>
              </table:table-cell>
              <table:table-cell>
                <text:p text:style-name="P3">Help</text:p>
              </table:table-cell>
              <table:table-cell>
                <text:p text:style-name="P3">Panels</text:p>
              </table:table-cell>
            </table:table-row>
            <table:table-row table:style-name="ro2" table:default-cell-style-name="ce1">
              <table:table-cell>
                <text:p text:style-name="P3">Re-arranging panels</text:p>
              </table:table-cell>
              <table:table-cell>
                <text:p text:style-name="P3">Results view</text:p>
              </table:table-cell>
              <table:table-cell>
                <text:p text:style-name="P3">Import/export process</text:p>
              </table:table-cell>
            </table:table-row>
            <table:table-row table:style-name="ro2" table:default-cell-style-name="ce1">
              <table:table-cell>
                <text:p text:style-name="P3">XML view</text:p>
              </table:table-cell>
              <table:table-cell>
                <text:p text:style-name="P3">Marketplace</text:p>
              </table:table-cell>
              <table:table-cell>
                <text:p text:style-name="P3">Sub-processes</text:p>
              </table:table-cell>
            </table:table-row>
            <table:table-row table:style-name="ro2" table:default-cell-style-name="ce1">
              <table:table-cell>
                <text:p text:style-name="P3">Debugging</text:p>
              </table:table-cell>
              <table:table-cell>
                <text:p text:style-name="P3">Ordering of operators</text:p>
              </table:table-cell>
              <table:table-cell>
                <text:p text:style-name="P3">Database connections</text:p>
              </table:table-cell>
            </table:table-row>
            <table:table-row table:style-name="ro2" table:default-cell-style-name="ce1">
              <table:table-cell>
                <text:p text:style-name="P3">Comments</text:p>
              </table:table-cell>
              <table:table-cell>
                <text:p text:style-name="P3">Spark/Radoop</text:p>
              </table:table-cell>
              <table:table-cell>
                <text:p text:style-name="P3">Clou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Termino</text:span><text:span text:style-name="T1">logy – </text:span><text:span text:style-name="T1">rememb</text:span><text:span text:style-name="T1">er these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rocess → a collection of operators performing a task</text:span></text:p>
              </text:list-item>
              <text:list-item>
                <text:p><text:span text:style-name="T1">Operator → a small piece of functionality that performs a distinct action</text:span></text:p>
              </text:list-item>
              <text:list-item>
                <text:p><text:span text:style-name="T1">Example set → Data</text:span></text:p>
              </text:list-item>
              <text:list-item>
                <text:p><text:span text:style-name="T1">Example → a single row of an example set</text:span></text:p>
              </text:list-item>
              <text:list-item>
                <text:p><text:span text:style-name="T1">Attribute → a column in an example set</text:span></text:p>
              </text:list-item>
              <text:list-item>
                <text:p><text:span text:style-name="T1">Label → a known value that is associated with an example and which is to be predicted</text:span></text:p>
              </text:list-item>
            </text:list>
          </draw:text-box>
        </draw:frame>
        <draw:custom-shape draw:style-name="gr2" draw:text-style-name="P5" draw:layer="layout" svg:width="7.8cm" svg:height="1.981cm" svg:x="19.4cm" svg:y="13cm">
          <text:p text:style-name="P4"><text:span text:style-name="T2">Sans Forgetica fo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king a proc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ag data from repository</text:p>
              </text:list-item>
              <text:list-item>
                <text:p>Connect outp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 Forgetica" svg:font-family="'Sans Forgetica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21:12:30.022532648</meta:creation-date>
    <dc:date>2019-01-30T23:10:16.070627898</dc:date>
    <meta:editing-duration>PT2H12M23S</meta:editing-duration>
    <meta:editing-cycles>7</meta:editing-cycles>
    <meta:generator>LibreOffice/6.0.7.3$Linux_X86_64 LibreOffice_project/00m0$Build-3</meta:generator>
    <meta:document-statistic meta:object-count="50"/>
  </office:meta>
</office:document-meta>
</file>